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master-page-name="">
      <style:paragraph-properties fo:margin-left="0cm" fo:margin-right="-0.053cm" fo:margin-top="0cm" fo:margin-bottom="0.212cm" fo:text-align="justify" style:justify-single-word="false" fo:text-indent="0cm" style:auto-text-indent="false" style:page-number="auto">
        <style:tab-stops>
          <style:tab-stop style:position="19.447cm"/>
        </style:tab-stops>
      </style:paragraph-properties>
      <style:text-properties fo:language="uk" fo:country="UA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Сияющие башни Тринидада</text:h>
      <text:p text:style-name="P1"/>
      <text:p text:style-name="P2">Шахтёрский посёлок на <text:span text:style-name="T1">четыре</text:span> <text:span text:style-name="T1">высотки</text:span>, <text:span text:style-name="T1">огороженный бетонным забором. Подземное море (обвалившаяся порода на месте выработок сотен шахт, заполненая водой). Бескрайнее болото с домами на сваях. Постапокалиптика (после войны, развязанной </text:span><text:span text:style-name="T2">Heaven/PHOENIX </text:span><text:span text:style-name="T1">и </text:span><text:span text:style-name="T2">CAESAR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35cm" fo:margin-right="0.94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23-10-29T12:12:40.23</meta:creation-date>
    <dc:date>2023-10-29T12:27:47.82</dc:date>
    <dc:creator>макс </dc:creator>
    <meta:editing-duration>PT15M8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1" meta:paragraph-count="2" meta:word-count="35" meta:character-count="282"/>
  </office:meta>
</office:document-meta>
</file>